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FrameHelper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FrameHelper.setContext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rameHelper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FrameHelper.setEnvironment( HttpServletRequest request , HttpServletResponse response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FrameHelper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FrameHelper.s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rameHelper.setRespons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